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 (**)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1.1" calcext:value-type="float">
            <text:p>101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49.4" calcext:value-type="float">
            <text:p>249.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27</meta:creation-date>
    <dc:date>2018-09-02T04:31:27</dc:date>
    <meta:generator>LibreOffice/5.1.6.2$Linux_X86_64 LibreOffice_project/10m0$Build-2</meta:generator>
    <meta:document-statistic meta:table-count="1" meta:cell-count="2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